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2">
      <style:text-properties officeooo:rsid="00175c25" officeooo:paragraph-rsid="00175c25"/>
    </style:style>
    <style:style style:name="P2" style:family="paragraph" style:parent-style-name="Text_20_body" style:list-style-name="L3">
      <style:text-properties officeooo:rsid="00175c25" officeooo:paragraph-rsid="00175c25"/>
    </style:style>
    <style:style style:name="P3" style:family="paragraph" style:parent-style-name="Text_20_body" style:list-style-name="L4">
      <style:text-properties officeooo:rsid="00175c25" officeooo:paragraph-rsid="00175c25"/>
    </style:style>
    <style:style style:name="P4" style:family="paragraph" style:parent-style-name="Text_20_body" style:list-style-name="L5">
      <style:text-properties officeooo:rsid="00175c25" officeooo:paragraph-rsid="00175c25"/>
    </style:style>
    <style:style style:name="P5" style:family="paragraph" style:parent-style-name="Text_20_body" style:list-style-name="L7">
      <style:text-properties officeooo:rsid="00175c25" officeooo:paragraph-rsid="00175c25"/>
    </style:style>
    <style:style style:name="P6" style:family="paragraph" style:parent-style-name="Text_20_body" style:list-style-name="L7">
      <style:text-properties officeooo:rsid="00175c25" officeooo:paragraph-rsid="00183a95"/>
    </style:style>
    <style:style style:name="P7" style:family="paragraph" style:parent-style-name="Text_20_body" style:list-style-name="L6">
      <style:text-properties officeooo:paragraph-rsid="00175c25"/>
    </style:style>
    <style:style style:name="P8" style:family="paragraph" style:parent-style-name="Text_20_body" style:list-style-name="L7">
      <style:text-properties officeooo:rsid="00183a95" officeooo:paragraph-rsid="00183a95"/>
    </style:style>
    <style:style style:name="P9" style:family="paragraph" style:parent-style-name="Text_20_body" style:list-style-name="L3">
      <style:text-properties officeooo:rsid="00183a95" officeooo:paragraph-rsid="00183a95"/>
    </style:style>
    <style:style style:name="P10" style:family="paragraph" style:parent-style-name="Text_20_body" style:list-style-name="L8">
      <style:text-properties officeooo:rsid="00183a95" officeooo:paragraph-rsid="00183a95"/>
    </style:style>
    <style:style style:name="P11" style:family="paragraph" style:parent-style-name="Title">
      <style:text-properties officeooo:rsid="00175c25" officeooo:paragraph-rsid="00175c25"/>
    </style:style>
    <style:style style:name="P12" style:family="paragraph" style:parent-style-name="Heading_20_1">
      <style:text-properties officeooo:rsid="00175c25" officeooo:paragraph-rsid="00175c25"/>
    </style:style>
    <style:style style:name="P13" style:family="paragraph" style:parent-style-name="Heading_20_1">
      <style:text-properties officeooo:rsid="00183a95" officeooo:paragraph-rsid="00183a95"/>
    </style:style>
    <style:style style:name="T1" style:family="text">
      <style:text-properties officeooo:rsid="00175c25"/>
    </style:style>
    <style:style style:name="T2" style:family="text">
      <style:text-properties officeooo:rsid="00183a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estfall</text:p>
      <text:h text:style-name="P12" text:outline-level="1">Intro</text:h>
      <text:list xml:id="list3511162645658282690" text:style-name="L2">
        <text:list-item>
          <text:p text:style-name="P1">Väntar 3 sekunder</text:p>
        </text:list-item>
        <text:list-item>
          <text:p text:style-name="P1">Anvisning för höger switch upp om den är nere efter 3 sekunder, annars till meny</text:p>
        </text:list-item>
      </text:list>
      <text:h text:style-name="P12" text:outline-level="1">Meny</text:h>
      <text:list xml:id="list8495065889587600305" text:style-name="L3">
        <text:list-item>
          <text:p text:style-name="P2">Knapp 1 och 2 (från vänster) navigerar höger/vänster</text:p>
          <text:list>
            <text:list-item>
              <text:p text:style-name="P2">Highscore → Settings → Restart game</text:p>
            </text:list-item>
          </text:list>
        </text:list-item>
        <text:list-item>
          <text:p text:style-name="P2">Knapp 3 väljer alternativ</text:p>
          <text:list>
            <text:list-item>
              <text:p text:style-name="P9">Highscore</text:p>
            </text:list-item>
            <text:list-item>
              <text:p text:style-name="P9">Settings</text:p>
            </text:list-item>
            <text:list-item>
              <text:p text:style-name="P9">Restart game</text:p>
              <text:list>
                <text:list-item>
                  <text:p text:style-name="P9">Återställer spel vid ”Yes”</text:p>
                </text:list-item>
              </text:list>
            </text:list-item>
          </text:list>
        </text:list-item>
        <text:list-item>
          <text:p text:style-name="P2">Switch 4 ner startar/fortsätter spel</text:p>
        </text:list-item>
      </text:list>
      <text:h text:style-name="P12" text:outline-level="1">Highscore</text:h>
      <text:list xml:id="list523955027159373598" text:style-name="L6">
        <text:list-item>
          <text:p text:style-name="P7"><text:span text:style-name="T1">Knapp 1 och 2 navigerar höger/vänster</text:span></text:p>
        </text:list-item>
      </text:list>
      <text:list xml:id="list8428254614431244378" text:style-name="L4">
        <text:list-item>
          <text:p text:style-name="P3">Börjar på 1/10 (högst score)</text:p>
        </text:list-item>
        <text:list-item>
          <text:p text:style-name="P3">Går tillbaks till 1/10 efter 10/10</text:p>
        </text:list-item>
        <text:list-item>
          <text:p text:style-name="P3">Går till 10/10 vänster om 1/10</text:p>
        </text:list-item>
        <text:list-item>
          <text:p text:style-name="P3">Knapp 4 går tillbaks till meny</text:p>
        </text:list-item>
      </text:list>
      <text:h text:style-name="P12" text:outline-level="1">Settings</text:h>
      <text:list xml:id="list5301776562679137528" text:style-name="L5">
        <text:list-item>
          <text:p text:style-name="P4">Knapp 1 och 2 navigerar höger/vänster</text:p>
        </text:list-item>
        <text:list-item>
          <text:p text:style-name="P4">Knapp 3 väljer alternativ</text:p>
        </text:list-item>
        <text:list-item>
          <text:p text:style-name="P4">Knapp 4 går ur alternativ eller tillbaks till meny</text:p>
        </text:list-item>
        <text:list-item>
          <text:p text:style-name="P4">Speed</text:p>
          <text:list>
            <text:list-item>
              <text:p text:style-name="P4">Minst 1, max 8 roterar</text:p>
            </text:list-item>
          </text:list>
        </text:list-item>
        <text:list-item>
          <text:p text:style-name="P4">Walls</text:p>
          <text:list>
            <text:list-item>
              <text:p text:style-name="P4"><text:soft-page-break/>On/off roterar</text:p>
            </text:list-item>
          </text:list>
        </text:list-item>
        <text:list-item>
          <text:p text:style-name="P4">Save genererar nytt spel</text:p>
        </text:list-item>
      </text:list>
      <text:h text:style-name="P12" text:outline-level="1">Spel</text:h>
      <text:list xml:id="list848804843195199037" text:style-name="L7">
        <text:list-item>
          <text:p text:style-name="P5">Knapp 1 – Upp (ej om tidigare ner)</text:p>
        </text:list-item>
        <text:list-item>
          <text:p text:style-name="P5">Knapp 2 – Vänster (ej om tidigare höger)</text:p>
        </text:list-item>
        <text:list-item>
          <text:p text:style-name="P5">Knapp 3 – Höger (ej om tidigare vänster)</text:p>
        </text:list-item>
        <text:list-item>
          <text:p text:style-name="P5">Knapp 4 – Ner (ej om tidigare upp)</text:p>
        </text:list-item>
        <text:list-item>
          <text:p text:style-name="P5">Mat genereras på slumpmässig plats (kolliderar ej med annat)</text:p>
        </text:list-item>
        <text:list-item>
          <text:p text:style-name="P8">Mat tas bort från spelplanen vid kollision</text:p>
        </text:list-item>
        <text:list-item>
          <text:p text:style-name="P5">Vanlig mat </text:p>
          <text:list>
            <text:list-item>
              <text:p text:style-name="P5">1xSpeed poäng</text:p>
            </text:list-item>
            <text:list-item>
              <text:p text:style-name="P5">Genererar ny matbit efter att ha försvunnit</text:p>
            </text:list-item>
          </text:list>
        </text:list-item>
        <text:list-item>
          <text:p text:style-name="P5">Specialmat</text:p>
          <text:list>
            <text:list-item>
              <text:p text:style-name="P5">Specialmat genereras 30 uppdateringscykler efter att föregående har försvunnit</text:p>
            </text:list-item>
            <text:list-item>
              <text:p text:style-name="P5">Liten</text:p>
              <text:list>
                <text:list-item>
                  <text:p text:style-name="P5">10xSpeed poäng</text:p>
                </text:list-item>
                <text:list-item>
                  <text:p text:style-name="P5"><text:span text:style-name="T2">Tas bort efter </text:span>16 uppdateringscykler</text:p>
                </text:list-item>
              </text:list>
            </text:list-item>
            <text:list-item>
              <text:p text:style-name="P5">Stor</text:p>
              <text:list>
                <text:list-item>
                  <text:p text:style-name="P5">5xSpeed poäng</text:p>
                </text:list-item>
                <text:list-item>
                  <text:p text:style-name="P6"><text:span text:style-name="T2">Tas bort efter </text:span>21 uppdateringscykler</text:p>
                </text:list-item>
              </text:list>
            </text:list-item>
            <text:list-item>
              <text:p text:style-name="P5">Långsam</text:p>
              <text:list>
                <text:list-item>
                  <text:p text:style-name="P5">3xSpeed poäng</text:p>
                </text:list-item>
                <text:list-item>
                  <text:p text:style-name="P6"><text:span text:style-name="T2">Tas bort efter </text:span>26 uppdateringscykler</text:p>
                </text:list-item>
              </text:list>
            </text:list-item>
          </text:list>
        </text:list-item>
        <text:list-item>
          <text:p text:style-name="P5">En svansenhet tas bort i varje uppdateringscykel där ingen kollision sker.</text:p>
        </text:list-item>
        <text:list-item>
          <text:p text:style-name="P5">Score visas och uppdateras längst ner på skärmen</text:p>
        </text:list-item>
        <text:list-item>
          <text:p text:style-name="P5">Specialmat + tid kvar visas längst ner på skärmen</text:p>
        </text:list-item>
        <text:list-item>
          <text:p text:style-name="P8">Om väggar ej är aktiverade börjar ormen på motstående sida efter att ha åkt utanför skärmen</text:p>
        </text:list-item>
        <text:list-item>
          <text:p text:style-name="P8">Om ormen kolliderar med sig själv eller vägg (då väggar är aktiverade) är spelet över och skärmen Game_end visas.</text:p>
        </text:list-item>
      </text:list>
      <text:h text:style-name="P13" text:outline-level="1"><text:soft-page-break/>Game end</text:h>
      <text:list xml:id="list346872908189016886" text:style-name="L8">
        <text:list-item>
          <text:p text:style-name="P10">Om score är högre än någon score i topp 10 visas bokstäver så att namn kan anges (3 bokstäver)</text:p>
          <text:list>
            <text:list-item>
              <text:p text:style-name="P10">Switch 4 sparar till EEPROM (syns i Highscore)</text:p>
            </text:list-item>
          </text:list>
        </text:list-item>
        <text:list-item>
          <text:p text:style-name="P10">Om score är lägre än alla scores i topp 10 visas endast score</text:p>
        </text:list-item>
        <text:list-item>
          <text:p text:style-name="P10">Switch 4 går tillbaks till men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09:09:09.822879658</meta:creation-date>
    <dc:date>2016-03-09T09:32:02.300582054</dc:date>
    <meta:editing-duration>PT5M21S</meta:editing-duration>
    <meta:editing-cycles>1</meta:editing-cycles>
    <meta:document-statistic meta:table-count="0" meta:image-count="0" meta:object-count="0" meta:page-count="3" meta:paragraph-count="59" meta:word-count="368" meta:character-count="1915" meta:non-whitespace-character-count="1653"/>
    <meta:generator>LibreOffice/4.2.8.2$Linux_X86_64 LibreOffice_project/420m0$Build-2</meta:generator>
  </office:meta>
</office:document-meta>
</file>